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float" office:value="7.71" calcext:value-type="float">
            <text:p>7.7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10.71" calcext:value-type="float">
            <text:p>10.7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float" office:value="12.64" calcext:value-type="float">
            <text:p>12.64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/>
          <table:table-cell office:value-type="float" office:value="16.42" calcext:value-type="float">
            <text:p>16.42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/>
          <table:table-cell office:value-type="float" office:value="21.01" calcext:value-type="float">
            <text:p>21.01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24.42" calcext:value-type="float">
            <text:p>24.42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/>
          <table:table-cell office:value-type="float" office:value="30.27" calcext:value-type="float">
            <text:p>30.27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Resistors (Current)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Resistors (Voltage)</text:p>
          </table:table-cell>
          <table:table-cell office:value-type="float" office:value="470" calcext:value-type="float">
            <text:p>470</text:p>
          </table:table-cell>
          <table:table-cell office:value-type="float" office:value="22000" calcext:value-type="float">
            <text:p>22000</text:p>
          </table:table-cell>
        </table:table-row>
      </table:table>
      <table:named-expressions/>
      <table:database-ranges>
        <table:database-range table:name="__Anonymous_Sheet_DB__0" table:target-range-address="Sheet1.B1:Sheet1.C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23:08:00.685190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8:01:49.291163474</meta:creation-date>
    <dc:date>2015-04-16T23:09:03.717192944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20" meta:object-count="0"/>
  </office:meta>
</office:document-meta>
</file>